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Inter" svg:font-family="Inter, apple-system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vt-font-family-mono" svg:font-family="'var vt-font-family-mono'"/>
  </office:font-face-decls>
  <office:automatic-styles>
    <style:style style:name="P1" style:family="paragraph" style:parent-style-name="Standard">
      <style:text-properties style:font-name="Arial" officeooo:rsid="0013da58" officeooo:paragraph-rsid="0013da58"/>
    </style:style>
    <style:style style:name="P2" style:family="paragraph" style:parent-style-name="Standard">
      <style:text-properties style:font-name="Arial" officeooo:rsid="0015247e" officeooo:paragraph-rsid="0015247e"/>
    </style:style>
    <style:style style:name="P3" style:family="paragraph" style:parent-style-name="Standard">
      <style:text-properties style:font-name="Arial" officeooo:rsid="00158359" officeooo:paragraph-rsid="00158359"/>
    </style:style>
    <style:style style:name="P4" style:family="paragraph" style:parent-style-name="Standard">
      <style:paragraph-properties fo:break-before="page"/>
      <style:text-properties style:font-name="Arial" officeooo:rsid="00158359" officeooo:paragraph-rsid="00158359"/>
    </style:style>
    <style:style style:name="P5" style:family="paragraph" style:parent-style-name="Text_20_body">
      <style:paragraph-properties fo:break-before="page"/>
      <style:text-properties style:font-name="Arial" officeooo:rsid="00158359" officeooo:paragraph-rsid="00158359"/>
    </style:style>
    <style:style style:name="P6" style:family="paragraph" style:parent-style-name="Text_20_body">
      <style:text-properties style:font-name="Arial" officeooo:rsid="00158359" officeooo:paragraph-rsid="00158359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officeooo:paragraph-rsid="00158359"/>
    </style:style>
    <style:style style:name="P9" style:family="paragraph" style:parent-style-name="Title">
      <style:text-properties style:font-name="Arial"/>
    </style:style>
    <style:style style:name="P10" style:family="paragraph" style:parent-style-name="Standard">
      <style:text-properties officeooo:rsid="0013da58" officeooo:paragraph-rsid="0013da58"/>
    </style:style>
    <style:style style:name="P11" style:family="paragraph" style:parent-style-name="Heading_20_1" style:list-style-name="">
      <style:text-properties style:font-name="Arial"/>
    </style:style>
    <style:style style:name="P12" style:family="paragraph" style:parent-style-name="Heading_20_1">
      <style:paragraph-properties fo:break-before="page"/>
      <style:text-properties style:font-name="Arial"/>
    </style:style>
    <style:style style:name="P13" style:family="paragraph" style:parent-style-name="Heading_20_1" style:list-style-name="">
      <style:paragraph-properties fo:break-before="page"/>
      <style:text-properties style:font-name="Arial" officeooo:rsid="00164467" officeooo:paragraph-rsid="00164467"/>
    </style:style>
    <style:style style:name="P14" style:family="paragraph" style:parent-style-name="Text_20_body" style:list-style-name="">
      <style:text-properties style:font-name="Arial" officeooo:rsid="00164467" officeooo:paragraph-rsid="00164467"/>
    </style:style>
    <style:style style:name="P15" style:family="paragraph" style:parent-style-name="Text_20_body" style:list-style-name="">
      <style:text-properties style:font-name="Arial" officeooo:rsid="00164467" officeooo:paragraph-rsid="0016e74d"/>
    </style:style>
    <style:style style:name="P16" style:family="paragraph" style:parent-style-name="Text_20_body">
      <style:text-properties style:font-name="Arial" officeooo:paragraph-rsid="0016e74d"/>
    </style:style>
    <style:style style:name="T1" style:family="text">
      <style:text-properties style:font-name="Arial"/>
    </style:style>
    <style:style style:name="T2" style:family="text">
      <style:text-properties style:font-name="Arial" officeooo:rsid="00164467"/>
    </style:style>
    <style:style style:name="T3" style:family="text">
      <style:text-properties officeooo:rsid="0015247e"/>
    </style:style>
    <style:style style:name="T4" style:family="text">
      <style:text-properties officeooo:rsid="00158359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officeooo:rsid="0016e7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tas sobre componentes en vuejs</text:p>
      <text:p text:style-name="P1"/>
      <text:p text:style-name="P10"><text:span text:style-name="T1">fuente: </text:span><text:a xlink:type="simple" xlink:href="https://vuejs.org/guide/essentials/component-basics.html" text:style-name="Internet_20_link" text:visited-style-name="Visited_20_Internet_20_Link"><text:span text:style-name="T1">https://vuejs.org/guide/essentials/component-basics.html</text:span></text:a></text:p>
      <text:p text:style-name="P1"/>
      <text:p text:style-name="P1">Instalación:</text:p>
      <text:p text:style-name="P1"/>
      <text:p text:style-name="P10"><text:a xlink:type="simple" xlink:href="https://vuejs.org/guide/quick-start.html#with-build-tools" text:style-name="Internet_20_link" text:visited-style-name="Visited_20_Internet_20_Link"><text:span text:style-name="T1">https://vuejs.org/guide/quick-start.html#with-build-tools</text:span></text:a></text:p>
      <text:p text:style-name="P1"/>
      <text:p text:style-name="P1">Requerimientos minimos node versión 15.0 o superior</text:p>
      <text:p text:style-name="P1"/>
      <text:p text:style-name="P1">Desde líneas de comandos, <text:span text:style-name="T3">en una carpeta nueva:</text:span></text:p>
      <text:p text:style-name="P1"/>
      <text:p text:style-name="P10"><text:span text:style-name="T1">npm init </text:span><text:a xlink:type="simple" xlink:href="mailto:vue@latest" text:style-name="Internet_20_link" text:visited-style-name="Visited_20_Internet_20_Link"><text:span text:style-name="T1">vue@latest</text:span></text:a></text:p>
      <text:p text:style-name="P1"/>
      <text:p text:style-name="P2">Para esta clase, no seleccionar ninguna librería al instalar.</text:p>
      <text:p text:style-name="P2"/>
      <text:h text:style-name="P11" text:outline-level="1"/>
      <text:h text:style-name="P12" text:outline-level="1">Crear un componente, <text:span text:style-name="T4">Menu.vue</text:span></text:h>
      <text:p text:style-name="P1"/>
      <text:p text:style-name="P1">&lt;template&gt;</text:p>
      <text:p text:style-name="P1"><text:s text:c="4"/>&lt;div&gt;</text:p>
      <text:p text:style-name="P1"><text:s text:c="8"/>&lt;h2&gt;Sistema&lt;/h2&gt;</text:p>
      <text:p text:style-name="P1"><text:s text:c="4"/>&lt;/div&gt;</text:p>
      <text:p text:style-name="P1">&lt;/template&gt;</text:p>
      <text:p text:style-name="P1"/>
      <text:p text:style-name="P1">&lt;script&gt;</text:p>
      <text:p text:style-name="P1">export default {</text:p>
      <text:p text:style-name="P1">}</text:p>
      <text:p text:style-name="P1">&lt;/script&gt;</text:p>
      <text:p text:style-name="P1"/>
      <text:p text:style-name="P1">&lt;style&gt;</text:p>
      <text:p text:style-name="P1">&lt;/style&gt;</text:p>
      <text:p text:style-name="P1"/>
      <text:p text:style-name="P3">Desde App.vue</text:p>
      <text:p text:style-name="P3"/>
      <text:p text:style-name="P3">&lt;script setup&gt;</text:p>
      <text:p text:style-name="P3">import Menu from './components/Menu.vue'</text:p>
      <text:p text:style-name="P3">&lt;/script&gt;</text:p>
      <text:p text:style-name="P3"/>
      <text:p text:style-name="P3">&lt;template&gt;</text:p>
      <text:p text:style-name="P3"><text:s text:c="2"/>&lt;header&gt;</text:p>
      <text:p text:style-name="P3"><text:s text:c="2"/>&lt;/header&gt;</text:p>
      <text:p text:style-name="P3"><text:s text:c="2"/>&lt;main&gt;</text:p>
      <text:p text:style-name="P3"><text:s text:c="4"/>&lt;Menu/&gt;</text:p>
      <text:p text:style-name="P3"><text:s text:c="2"/>&lt;/main&gt;</text:p>
      <text:p text:style-name="P3">&lt;/template&gt;</text:p>
      <text:p text:style-name="P3"/>
      <text:p text:style-name="P3">&lt;style&gt;</text:p>
      <text:p text:style-name="P3">&lt;/style&gt;</text:p>
      <text:h text:style-name="P13" text:outline-level="1">Registro Local de componentes</text:h>
      <text:h text:style-name="P14" text:outline-level="1"/>
      <text:h text:style-name="P14" text:outline-level="1"><text:span text:style-name="T5">El registro local se realiza mediante la opción components:</text:span> </text:h>
      <text:h text:style-name="P14" text:outline-level="1"/>
      <text:h text:style-name="P14" text:outline-level="1">&lt;script&gt;</text:h>
      <text:h text:style-name="P14" text:outline-level="1">import ComponentA from './ComponentA.vue'</text:h>
      <text:h text:style-name="P14" text:outline-level="1"/>
      <text:h text:style-name="P14" text:outline-level="1">export default {</text:h>
      <text:h text:style-name="P14" text:outline-level="1"><text:s text:c="2"/>components: {</text:h>
      <text:h text:style-name="P14" text:outline-level="1"><text:s text:c="4"/>ComponentA</text:h>
      <text:h text:style-name="P14" text:outline-level="1"><text:s text:c="2"/>}</text:h>
      <text:h text:style-name="P14" text:outline-level="1">}</text:h>
      <text:h text:style-name="P14" text:outline-level="1">&lt;/script&gt;</text:h>
      <text:h text:style-name="P14" text:outline-level="1"/>
      <text:h text:style-name="P14" text:outline-level="1">&lt;template&gt;</text:h>
      <text:h text:style-name="P14" text:outline-level="1"><text:s text:c="2"/>&lt;ComponentA /&gt;</text:h>
      <text:h text:style-name="P14" text:outline-level="1">&lt;/template&gt;</text:h>
      <text:h text:style-name="P12" text:outline-level="1">Props <text:s/></text:h>
      <text:p text:style-name="P6">Menu.vue </text:p>
      <text:p text:style-name="P7">&lt;template&gt;</text:p>
      <text:p text:style-name="P7"><text:s text:c="4"/>&lt;div&gt;</text:p>
      <text:p text:style-name="P7"><text:s text:c="8"/>&lt;h2&gt;Sistema&lt;/h2&gt;</text:p>
      <text:p text:style-name="P7"><text:s text:c="8"/>&lt;Cabecera titulo="Titulo"/&gt;</text:p>
      <text:p text:style-name="P7"><text:s text:c="4"/>&lt;/div&gt;</text:p>
      <text:p text:style-name="P7">&lt;/template&gt;</text:p>
      <text:p text:style-name="P7"/>
      <text:p text:style-name="P7">&lt;script&gt;</text:p>
      <text:p text:style-name="P7">import Cabecera from './Cabecera.vue'</text:p>
      <text:p text:style-name="P7">export default {</text:p>
      <text:h text:style-name="P15" text:outline-level="1"><text:s text:c="2"/>components: {</text:h>
      <text:h text:style-name="P15" text:outline-level="1"><text:s text:c="4"/><text:span text:style-name="T6">Cabecera</text:span></text:h>
      <text:h text:style-name="P15" text:outline-level="1"><text:s text:c="2"/>}</text:h>
      <text:p text:style-name="P16">}</text:p>
      <text:p text:style-name="P7">&lt;/script&gt;</text:p>
      <text:p text:style-name="P8"/>
      <text:p text:style-name="P7">&lt;style&gt;</text:p>
      <text:p text:style-name="P7">&lt;/style&gt;</text:p>
      <text:p text:style-name="P1"/>
      <text:p text:style-name="P1"/>
      <text:p text:style-name="P4">Cabecera.vue</text:p>
      <text:p text:style-name="P3"/>
      <text:p text:style-name="P3">&lt;template&gt;</text:p>
      <text:p text:style-name="P3"><text:s text:c="2"/>&lt;div&gt; {{titulo}} &lt;/div&gt;</text:p>
      <text:p text:style-name="P3">&lt;/template&gt;</text:p>
      <text:p text:style-name="P3"/>
      <text:p text:style-name="P3">&lt;script&gt;</text:p>
      <text:p text:style-name="P3">export default {</text:p>
      <text:p text:style-name="P3"><text:s text:c="4"/>props: ['titulo']</text:p>
      <text:p text:style-name="P3">}</text:p>
      <text:p text:style-name="P3">&lt;/script&gt;</text:p>
      <text:p text:style-name="P3"/>
      <text:p text:style-name="P3">&lt;style&gt;</text:p>
      <text:p text:style-name="P3"/>
      <text:p text:style-name="P3">&lt;/style&gt;</text:p>
      <text:p text:style-name="P3"/>
      <text:p text:style-name="P3"/>
      <text:h text:style-name="P12" text:outline-level="1">Emits</text:h>
      <text:p text:style-name="P6"/>
      <text:p text:style-name="P7">&lt;template&gt;</text:p>
      <text:p text:style-name="P7"><text:s text:c="4"/>&lt;div&gt;</text:p>
      <text:p text:style-name="P7"><text:s text:c="8"/>&lt;h2&gt;Sistema&lt;/h2&gt;</text:p>
      <text:p text:style-name="P7"><text:s text:c="8"/>&lt;Cabecera titulo="Titulo"/&gt;</text:p>
      <text:p text:style-name="P7"><text:s text:c="8"/>{{ texto }} <text:s text:c="2"/>&lt;button @click="cambioTexto"&gt;Cambio texto&lt;/button&gt;</text:p>
      <text:p text:style-name="P7"><text:s text:c="8"/>&lt;Detalle @cambio="cambioTexto($event)"/&gt;</text:p>
      <text:p text:style-name="P7"><text:s text:c="4"/>&lt;/div&gt;</text:p>
      <text:p text:style-name="P7">&lt;/template&gt;</text:p>
      <text:p text:style-name="P7">&lt;script&gt;</text:p>
      <text:p text:style-name="P7">import Cabecera from './Cabecera.vue'</text:p>
      <text:p text:style-name="P7">import Detalle from './Detalle.vue'</text:p>
      <text:p text:style-name="P7">export default {</text:p>
      <text:p text:style-name="P7"><text:s text:c="4"/>data() {</text:p>
      <text:p text:style-name="P7"><text:s text:c="8"/>return {</text:p>
      <text:p text:style-name="P7"><text:s text:c="12"/>texto : 'Prueba'</text:p>
      <text:p text:style-name="P7"><text:s text:c="8"/>}</text:p>
      <text:p text:style-name="P7"><text:s text:c="4"/>},</text:p>
      <text:p text:style-name="P7"><text:s text:c="4"/>components: { <text:s/>Cabecera, <text:s/>Detalle },</text:p>
      <text:p text:style-name="P7"><text:s text:c="4"/>methods: {</text:p>
      <text:p text:style-name="P7"><text:s text:c="8"/>cambioTexto(obj) {</text:p>
      <text:p text:style-name="P7"><text:s text:c="12"/>this.texto = 'lo cambio ' + obj.texto</text:p>
      <text:p text:style-name="P7"><text:s text:c="8"/>}</text:p>
      <text:p text:style-name="P7"><text:s text:c="4"/>}</text:p>
      <text:p text:style-name="P7">}</text:p>
      <text:p text:style-name="P7">&lt;/script&gt;</text:p>
      <text:p text:style-name="P7">&lt;style&gt;</text:p>
      <text:p text:style-name="P7">&lt;/style&gt;</text:p>
      <text:p text:style-name="P7"/>
      <text:p text:style-name="P5">Detalle.vue</text:p>
      <text:p text:style-name="P6">&lt;template&gt;</text:p>
      <text:p text:style-name="P6"><text:s text:c="2"/>&lt;div&gt;</text:p>
      <text:p text:style-name="P6"><text:s text:c="4"/>Detalle</text:p>
      <text:p text:style-name="P6"><text:s text:c="4"/>&lt;button @click="cambioDesdeComponente"&gt; Cambio desde componente &lt;/button&gt;</text:p>
      <text:p text:style-name="P6"><text:s text:c="2"/>&lt;/div&gt;</text:p>
      <text:p text:style-name="P6">&lt;/template&gt;</text:p>
      <text:p text:style-name="P6"/>
      <text:p text:style-name="P6">&lt;script&gt;</text:p>
      <text:p text:style-name="P6">export default {</text:p>
      <text:p text:style-name="P6"><text:s text:c="2"/>emits: ['cambio'],</text:p>
      <text:p text:style-name="P6"><text:s text:c="2"/>methods: {</text:p>
      <text:p text:style-name="P6"><text:s text:c="4"/>cambioDesdeComponente() {</text:p>
      <text:p text:style-name="P6"><text:s text:c="6"/>console.log('desde este componente');</text:p>
      <text:p text:style-name="P6"><text:s text:c="6"/>this.$emit("cambio",{texto: "mas del objeto"});</text:p>
      <text:p text:style-name="P6"><text:s text:c="4"/>}</text:p>
      <text:p text:style-name="P6"><text:s text:c="2"/>}</text:p>
      <text:p text:style-name="P6">}</text:p>
      <text:p text:style-name="P6">&lt;/script&gt;</text:p>
      <text:p text:style-name="P6"/>
      <text:p text:style-name="P6">&lt;style&gt;</text:p>
      <text:p text:style-name="P6"/>
      <text:p text:style-name="P6">&lt;/style&gt;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Inter" svg:font-family="Inter, apple-system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vt-font-family-mono" svg:font-family="'var vt-font-family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19:29:18.981000000</meta:creation-date>
    <dc:date>2022-09-01T18:14:06.310000000</dc:date>
    <meta:editing-duration>PT1H8M11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7" meta:paragraph-count="123" meta:word-count="237" meta:character-count="2146" meta:non-whitespace-character-count="1794"/>
  </office:meta>
</office:document-meta>
</file>